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2.91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recision" table:style-name="ta1">
        <table:shapes>
          <draw:frame draw:z-index="0" draw:style-name="gr1" draw:text-style-name="P1" svg:width="15.999cm" svg:height="8.999cm" svg:x="0.1cm" svg:y="2.358cm">
            <draw:object draw:notify-on-update-of-ranges="Precision.B1:Precision.K1 Precision.A2:Precision.A2 Precision.B2:Precision.K2 Precision.A3:Precision.A3 Precision.B3:Precision.K3 Precision.A4:Precision.A4 Precision.B4:Precision.K4 Precision.A5:Precision.A5 Precision.B5:Precision.K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0 Estimators</text:p>
          </table:table-cell>
          <table:table-cell office:value-type="float" office:value="0.8003876" calcext:value-type="float">
            <text:p>0.8003876</text:p>
          </table:table-cell>
          <table:table-cell office:value-type="float" office:value="0.77736549" calcext:value-type="float">
            <text:p>0.77736549</text:p>
          </table:table-cell>
          <table:table-cell office:value-type="float" office:value="0.68599034" calcext:value-type="float">
            <text:p>0.68599034</text:p>
          </table:table-cell>
          <table:table-cell office:value-type="float" office:value="0.74054054" calcext:value-type="float">
            <text:p>0.74054054</text:p>
          </table:table-cell>
          <table:table-cell office:value-type="float" office:value="0.75339367" calcext:value-type="float">
            <text:p>0.75339367</text:p>
          </table:table-cell>
          <table:table-cell office:value-type="float" office:value="0.73929961" calcext:value-type="float">
            <text:p>0.73929961</text:p>
          </table:table-cell>
          <table:table-cell office:value-type="float" office:value="0.68965517" calcext:value-type="float">
            <text:p>0.68965517</text:p>
          </table:table-cell>
          <table:table-cell office:value-type="float" office:value="0.85626911" calcext:value-type="float">
            <text:p>0.85626911</text:p>
          </table:table-cell>
          <table:table-cell office:value-type="float" office:value="0.68717949" calcext:value-type="float">
            <text:p>0.68717949</text:p>
          </table:table-cell>
          <table:table-cell office:value-type="float" office:value="0.640553" calcext:value-type="float">
            <text:p>0.640553</text:p>
          </table:table-cell>
        </table:table-row>
        <table:table-row table:style-name="ro1">
          <table:table-cell office:value-type="string" calcext:value-type="string">
            <text:p>250 Estimators</text:p>
          </table:table-cell>
          <table:table-cell office:value-type="float" office:value="0.80582524" calcext:value-type="float">
            <text:p>0.80582524</text:p>
          </table:table-cell>
          <table:table-cell office:value-type="float" office:value="0.76798561" calcext:value-type="float">
            <text:p>0.76798561</text:p>
          </table:table-cell>
          <table:table-cell office:value-type="float" office:value="0.75757576" calcext:value-type="float">
            <text:p>0.75757576</text:p>
          </table:table-cell>
          <table:table-cell office:value-type="float" office:value="0.80895522" calcext:value-type="float">
            <text:p>0.80895522</text:p>
          </table:table-cell>
          <table:table-cell office:value-type="float" office:value="0.74561404" calcext:value-type="float">
            <text:p>0.74561404</text:p>
          </table:table-cell>
          <table:table-cell office:value-type="float" office:value="0.8" calcext:value-type="float">
            <text:p>0.8</text:p>
          </table:table-cell>
          <table:table-cell office:value-type="float" office:value="0.71455939" calcext:value-type="float">
            <text:p>0.71455939</text:p>
          </table:table-cell>
          <table:table-cell office:value-type="float" office:value="0.87566138" calcext:value-type="float">
            <text:p>0.87566138</text:p>
          </table:table-cell>
          <table:table-cell office:value-type="float" office:value="0.70676692" calcext:value-type="float">
            <text:p>0.70676692</text:p>
          </table:table-cell>
          <table:table-cell office:value-type="float" office:value="0.69680851" calcext:value-type="float">
            <text:p>0.69680851</text:p>
          </table:table-cell>
        </table:table-row>
        <table:table-row table:style-name="ro1">
          <table:table-cell office:value-type="string" calcext:value-type="string">
            <text:p>500 Estimators</text:p>
          </table:table-cell>
          <table:table-cell office:value-type="float" office:value="0.81075697" calcext:value-type="float">
            <text:p>0.81075697</text:p>
          </table:table-cell>
          <table:table-cell office:value-type="float" office:value="0.78427788" calcext:value-type="float">
            <text:p>0.78427788</text:p>
          </table:table-cell>
          <table:table-cell office:value-type="float" office:value="0.7239819" calcext:value-type="float">
            <text:p>0.7239819</text:p>
          </table:table-cell>
          <table:table-cell office:value-type="float" office:value="0.83536585" calcext:value-type="float">
            <text:p>0.83536585</text:p>
          </table:table-cell>
          <table:table-cell office:value-type="float" office:value="0.7673913" calcext:value-type="float">
            <text:p>0.7673913</text:p>
          </table:table-cell>
          <table:table-cell office:value-type="float" office:value="0.7751004" calcext:value-type="float">
            <text:p>0.7751004</text:p>
          </table:table-cell>
          <table:table-cell office:value-type="float" office:value="0.62741935" calcext:value-type="float">
            <text:p>0.62741935</text:p>
          </table:table-cell>
          <table:table-cell office:value-type="float" office:value="0.82820513" calcext:value-type="float">
            <text:p>0.82820513</text:p>
          </table:table-cell>
          <table:table-cell office:value-type="float" office:value="0.70694087" calcext:value-type="float">
            <text:p>0.70694087</text:p>
          </table:table-cell>
          <table:table-cell office:value-type="float" office:value="0.71253823" calcext:value-type="float">
            <text:p>0.71253823</text:p>
          </table:table-cell>
        </table:table-row>
        <table:table-row table:style-name="ro1">
          <table:table-cell office:value-type="string" calcext:value-type="string">
            <text:p>1000 Estimators</text:p>
          </table:table-cell>
          <table:table-cell office:value-type="float" office:value="0.83401639" calcext:value-type="float">
            <text:p>0.83401639</text:p>
          </table:table-cell>
          <table:table-cell office:value-type="float" office:value="0.8" calcext:value-type="float">
            <text:p>0.8</text:p>
          </table:table-cell>
          <table:table-cell office:value-type="float" office:value="0.73469388" calcext:value-type="float">
            <text:p>0.73469388</text:p>
          </table:table-cell>
          <table:table-cell office:value-type="float" office:value="0.79076087" calcext:value-type="float">
            <text:p>0.79076087</text:p>
          </table:table-cell>
          <table:table-cell office:value-type="float" office:value="0.8047619" calcext:value-type="float">
            <text:p>0.8047619</text:p>
          </table:table-cell>
          <table:table-cell office:value-type="float" office:value="0.80228137" calcext:value-type="float">
            <text:p>0.80228137</text:p>
          </table:table-cell>
          <table:table-cell office:value-type="float" office:value="0.60410095" calcext:value-type="float">
            <text:p>0.60410095</text:p>
          </table:table-cell>
          <table:table-cell office:value-type="float" office:value="0.72186837" calcext:value-type="float">
            <text:p>0.72186837</text:p>
          </table:table-cell>
          <table:table-cell office:value-type="float" office:value="0.7311828" calcext:value-type="float">
            <text:p>0.7311828</text:p>
          </table:table-cell>
          <table:table-cell office:value-type="float" office:value="0.72852234" calcext:value-type="float">
            <text:p>0.72852234</text:p>
          </table:table-cell>
        </table:table-row>
      </table:table>
      <table:table table:name="Recall" table:style-name="ta1">
        <table:shapes>
          <draw:frame draw:z-index="0" draw:style-name="gr1" draw:text-style-name="P1" svg:width="15.999cm" svg:height="8.999cm" svg:x="0.1cm" svg:y="2.358cm">
            <draw:object draw:notify-on-update-of-ranges="Recall.B1:Recall.K1 Recall.A2:Recall.A2 Recall.B2:Recall.K2 Recall.A3:Recall.A3 Recall.B3:Recall.K3 Recall.A4:Recall.A4 Recall.B4:Recall.K4 Recall.A5:Recall.A5 Recall.B5:Recall.K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number-columns-repeated="11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0 Estimators</text:p>
          </table:table-cell>
          <table:table-cell office:value-type="float" office:value="0.94508009" calcext:value-type="float">
            <text:p>0.94508009</text:p>
          </table:table-cell>
          <table:table-cell office:value-type="float" office:value="0.94582393" calcext:value-type="float">
            <text:p>0.94582393</text:p>
          </table:table-cell>
          <table:table-cell office:value-type="float" office:value="0.37765957" calcext:value-type="float">
            <text:p>0.37765957</text:p>
          </table:table-cell>
          <table:table-cell office:value-type="float" office:value="0.64775414" calcext:value-type="float">
            <text:p>0.64775414</text:p>
          </table:table-cell>
          <table:table-cell office:value-type="float" office:value="0.77803738" calcext:value-type="float">
            <text:p>0.77803738</text:p>
          </table:table-cell>
          <table:table-cell office:value-type="float" office:value="0.56379822" calcext:value-type="float">
            <text:p>0.56379822</text:p>
          </table:table-cell>
          <table:table-cell office:value-type="float" office:value="0.94292804" calcext:value-type="float">
            <text:p>0.94292804</text:p>
          </table:table-cell>
          <table:table-cell office:value-type="float" office:value="0.69651741" calcext:value-type="float">
            <text:p>0.69651741</text:p>
          </table:table-cell>
          <table:table-cell office:value-type="float" office:value="0.70157068" calcext:value-type="float">
            <text:p>0.70157068</text:p>
          </table:table-cell>
          <table:table-cell office:value-type="float" office:value="0.69154229" calcext:value-type="float">
            <text:p>0.69154229</text:p>
          </table:table-cell>
        </table:table-row>
        <table:table-row table:style-name="ro1">
          <table:table-cell office:value-type="string" calcext:value-type="string">
            <text:p>250 Estimators</text:p>
          </table:table-cell>
          <table:table-cell office:value-type="float" office:value="0.94965675" calcext:value-type="float">
            <text:p>0.94965675</text:p>
          </table:table-cell>
          <table:table-cell office:value-type="float" office:value="0.96388262" calcext:value-type="float">
            <text:p>0.96388262</text:p>
          </table:table-cell>
          <table:table-cell office:value-type="float" office:value="0.46542553" calcext:value-type="float">
            <text:p>0.46542553</text:p>
          </table:table-cell>
          <table:table-cell office:value-type="float" office:value="0.64066194" calcext:value-type="float">
            <text:p>0.64066194</text:p>
          </table:table-cell>
          <table:table-cell office:value-type="float" office:value="0.79439252" calcext:value-type="float">
            <text:p>0.79439252</text:p>
          </table:table-cell>
          <table:table-cell office:value-type="float" office:value="0.62908012" calcext:value-type="float">
            <text:p>0.62908012</text:p>
          </table:table-cell>
          <table:table-cell office:value-type="float" office:value="0.92555831" calcext:value-type="float">
            <text:p>0.92555831</text:p>
          </table:table-cell>
          <table:table-cell office:value-type="float" office:value="0.82338308" calcext:value-type="float">
            <text:p>0.82338308</text:p>
          </table:table-cell>
          <table:table-cell office:value-type="float" office:value="0.7382199" calcext:value-type="float">
            <text:p>0.7382199</text:p>
          </table:table-cell>
          <table:table-cell office:value-type="float" office:value="0.65174129" calcext:value-type="float">
            <text:p>0.65174129</text:p>
          </table:table-cell>
        </table:table-row>
        <table:table-row table:style-name="ro1">
          <table:table-cell office:value-type="string" calcext:value-type="string">
            <text:p>500 Estimators</text:p>
          </table:table-cell>
          <table:table-cell office:value-type="float" office:value="0.93135011" calcext:value-type="float">
            <text:p>0.93135011</text:p>
          </table:table-cell>
          <table:table-cell office:value-type="float" office:value="0.96839729" calcext:value-type="float">
            <text:p>0.96839729</text:p>
          </table:table-cell>
          <table:table-cell office:value-type="float" office:value="0.42553191" calcext:value-type="float">
            <text:p>0.42553191</text:p>
          </table:table-cell>
          <table:table-cell office:value-type="float" office:value="0.64775414" calcext:value-type="float">
            <text:p>0.64775414</text:p>
          </table:table-cell>
          <table:table-cell office:value-type="float" office:value="0.82476636" calcext:value-type="float">
            <text:p>0.82476636</text:p>
          </table:table-cell>
          <table:table-cell office:value-type="float" office:value="0.5727003" calcext:value-type="float">
            <text:p>0.5727003</text:p>
          </table:table-cell>
          <table:table-cell office:value-type="float" office:value="0.96526055" calcext:value-type="float">
            <text:p>0.96526055</text:p>
          </table:table-cell>
          <table:table-cell office:value-type="float" office:value="0.80348259" calcext:value-type="float">
            <text:p>0.80348259</text:p>
          </table:table-cell>
          <table:table-cell office:value-type="float" office:value="0.71989529" calcext:value-type="float">
            <text:p>0.71989529</text:p>
          </table:table-cell>
          <table:table-cell office:value-type="float" office:value="0.57960199" calcext:value-type="float">
            <text:p>0.57960199</text:p>
          </table:table-cell>
        </table:table-row>
        <table:table-row table:style-name="ro1">
          <table:table-cell office:value-type="string" calcext:value-type="string">
            <text:p>1000 Estimators</text:p>
          </table:table-cell>
          <table:table-cell office:value-type="float" office:value="0.93135011" calcext:value-type="float">
            <text:p>0.93135011</text:p>
          </table:table-cell>
          <table:table-cell office:value-type="float" office:value="0.95711061" calcext:value-type="float">
            <text:p>0.95711061</text:p>
          </table:table-cell>
          <table:table-cell office:value-type="float" office:value="0.38297872" calcext:value-type="float">
            <text:p>0.38297872</text:p>
          </table:table-cell>
          <table:table-cell office:value-type="float" office:value="0.68794326" calcext:value-type="float">
            <text:p>0.68794326</text:p>
          </table:table-cell>
          <table:table-cell office:value-type="float" office:value="0.78971963" calcext:value-type="float">
            <text:p>0.78971963</text:p>
          </table:table-cell>
          <table:table-cell office:value-type="float" office:value="0.62611276" calcext:value-type="float">
            <text:p>0.62611276</text:p>
          </table:table-cell>
          <table:table-cell office:value-type="float" office:value="0.95037221" calcext:value-type="float">
            <text:p>0.95037221</text:p>
          </table:table-cell>
          <table:table-cell office:value-type="float" office:value="0.84577114" calcext:value-type="float">
            <text:p>0.84577114</text:p>
          </table:table-cell>
          <table:table-cell office:value-type="float" office:value="0.71204188" calcext:value-type="float">
            <text:p>0.71204188</text:p>
          </table:table-cell>
          <table:table-cell office:value-type="float" office:value="0.52736318" calcext:value-type="float">
            <text:p>0.52736318</text:p>
          </table:table-cell>
        </table:table-row>
      </table:table>
      <table:table table:name="Support" table:style-name="ta1">
        <table:shapes>
          <draw:frame draw:z-index="0" draw:style-name="gr1" draw:text-style-name="P1" svg:width="15.999cm" svg:height="8.999cm" svg:x="0.1cm" svg:y="2.358cm">
            <draw:object draw:notify-on-update-of-ranges="Support.B1:Support.K1 Support.A2:Support.A2 Support.B2:Support.K2 Support.A3:Support.A3 Support.B3:Support.K3 Support.A4:Support.A4 Support.B4:Support.K4 Support.A5:Support.A5 Support.B5:Support.K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number-columns-repeated="11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0 Estimators</text:p>
          </table:table-cell>
          <table:table-cell office:value-type="float" office:value="437" calcext:value-type="float">
            <text:p>437</text:p>
          </table:table-cell>
          <table:table-cell office:value-type="float" office:value="443" calcext:value-type="float">
            <text:p>443</text:p>
          </table:table-cell>
          <table:table-cell office:value-type="float" office:value="376" calcext:value-type="float">
            <text:p>376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337" calcext:value-type="float">
            <text:p>337</text:p>
          </table:table-cell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382" calcext:value-type="float">
            <text:p>38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250 Estimators</text:p>
          </table:table-cell>
          <table:table-cell office:value-type="float" office:value="437" calcext:value-type="float">
            <text:p>437</text:p>
          </table:table-cell>
          <table:table-cell office:value-type="float" office:value="443" calcext:value-type="float">
            <text:p>443</text:p>
          </table:table-cell>
          <table:table-cell office:value-type="float" office:value="376" calcext:value-type="float">
            <text:p>376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337" calcext:value-type="float">
            <text:p>337</text:p>
          </table:table-cell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382" calcext:value-type="float">
            <text:p>38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500 Estimators</text:p>
          </table:table-cell>
          <table:table-cell office:value-type="float" office:value="437" calcext:value-type="float">
            <text:p>437</text:p>
          </table:table-cell>
          <table:table-cell office:value-type="float" office:value="443" calcext:value-type="float">
            <text:p>443</text:p>
          </table:table-cell>
          <table:table-cell office:value-type="float" office:value="376" calcext:value-type="float">
            <text:p>376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337" calcext:value-type="float">
            <text:p>337</text:p>
          </table:table-cell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382" calcext:value-type="float">
            <text:p>38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1000 Estimators</text:p>
          </table:table-cell>
          <table:table-cell office:value-type="float" office:value="437" calcext:value-type="float">
            <text:p>437</text:p>
          </table:table-cell>
          <table:table-cell office:value-type="float" office:value="443" calcext:value-type="float">
            <text:p>443</text:p>
          </table:table-cell>
          <table:table-cell office:value-type="float" office:value="376" calcext:value-type="float">
            <text:p>376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337" calcext:value-type="float">
            <text:p>337</text:p>
          </table:table-cell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382" calcext:value-type="float">
            <text:p>382</text:p>
          </table:table-cell>
          <table:table-cell office:value-type="float" office:value="402" calcext:value-type="float">
            <text:p>402</text:p>
          </table:table-cell>
        </table:table-row>
      </table:table>
      <table:table table:name="Fscore" table:style-name="ta1">
        <table:shapes>
          <draw:frame draw:z-index="0" draw:style-name="gr1" draw:text-style-name="P1" svg:width="15.999cm" svg:height="8.999cm" svg:x="2.468cm" svg:y="6.024cm">
            <draw:object draw:notify-on-update-of-ranges="Fscore.B1:Fscore.K1 Fscore.A2:Fscore.A2 Fscore.B2:Fscore.K2 Fscore.A3:Fscore.A3 Fscore.B3:Fscore.K3 Fscore.A4:Fscore.A4 Fscore.B4:Fscore.K4 Fscore.A5:Fscore.A5 Fscore.B5:Fscore.K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column table:style-name="co5" table:number-columns-repeated="10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0 Estimators</text:p>
          </table:table-cell>
          <table:table-cell office:value-type="float" office:value="0.86673662" calcext:value-type="float">
            <text:p>0.86673662</text:p>
          </table:table-cell>
          <table:table-cell office:value-type="float" office:value="0.85336049" calcext:value-type="float">
            <text:p>0.85336049</text:p>
          </table:table-cell>
          <table:table-cell office:value-type="float" office:value="0.48713551" calcext:value-type="float">
            <text:p>0.48713551</text:p>
          </table:table-cell>
          <table:table-cell office:value-type="float" office:value="0.69104666" calcext:value-type="float">
            <text:p>0.69104666</text:p>
          </table:table-cell>
          <table:table-cell office:value-type="float" office:value="0.76551724" calcext:value-type="float">
            <text:p>0.76551724</text:p>
          </table:table-cell>
          <table:table-cell office:value-type="float" office:value="0.63973064" calcext:value-type="float">
            <text:p>0.63973064</text:p>
          </table:table-cell>
          <table:table-cell office:value-type="float" office:value="0.7966457" calcext:value-type="float">
            <text:p>0.7966457</text:p>
          </table:table-cell>
          <table:table-cell office:value-type="float" office:value="0.76817558" calcext:value-type="float">
            <text:p>0.76817558</text:p>
          </table:table-cell>
          <table:table-cell office:value-type="float" office:value="0.69430052" calcext:value-type="float">
            <text:p>0.69430052</text:p>
          </table:table-cell>
          <table:table-cell office:value-type="float" office:value="0.66507177" calcext:value-type="float">
            <text:p>0.66507177</text:p>
          </table:table-cell>
        </table:table-row>
        <table:table-row table:style-name="ro1">
          <table:table-cell office:value-type="string" calcext:value-type="string">
            <text:p>250 Estimators</text:p>
          </table:table-cell>
          <table:table-cell office:value-type="float" office:value="0.87184874" calcext:value-type="float">
            <text:p>0.87184874</text:p>
          </table:table-cell>
          <table:table-cell office:value-type="float" office:value="0.85485485" calcext:value-type="float">
            <text:p>0.85485485</text:p>
          </table:table-cell>
          <table:table-cell office:value-type="float" office:value="0.57660626" calcext:value-type="float">
            <text:p>0.57660626</text:p>
          </table:table-cell>
          <table:table-cell office:value-type="float" office:value="0.71503958" calcext:value-type="float">
            <text:p>0.71503958</text:p>
          </table:table-cell>
          <table:table-cell office:value-type="float" office:value="0.76923077" calcext:value-type="float">
            <text:p>0.76923077</text:p>
          </table:table-cell>
          <table:table-cell office:value-type="float" office:value="0.70431894" calcext:value-type="float">
            <text:p>0.70431894</text:p>
          </table:table-cell>
          <table:table-cell office:value-type="float" office:value="0.80648649" calcext:value-type="float">
            <text:p>0.80648649</text:p>
          </table:table-cell>
          <table:table-cell office:value-type="float" office:value="0.84871795" calcext:value-type="float">
            <text:p>0.84871795</text:p>
          </table:table-cell>
          <table:table-cell office:value-type="float" office:value="0.72215109" calcext:value-type="float">
            <text:p>0.72215109</text:p>
          </table:table-cell>
          <table:table-cell office:value-type="float" office:value="0.67352185" calcext:value-type="float">
            <text:p>0.67352185</text:p>
          </table:table-cell>
        </table:table-row>
        <table:table-row table:style-name="ro1">
          <table:table-cell office:value-type="string" calcext:value-type="string">
            <text:p>500 Estimators</text:p>
          </table:table-cell>
          <table:table-cell office:value-type="float" office:value="0.86687966" calcext:value-type="float">
            <text:p>0.86687966</text:p>
          </table:table-cell>
          <table:table-cell office:value-type="float" office:value="0.86666667" calcext:value-type="float">
            <text:p>0.86666667</text:p>
          </table:table-cell>
          <table:table-cell office:value-type="float" office:value="0.5360134" calcext:value-type="float">
            <text:p>0.5360134</text:p>
          </table:table-cell>
          <table:table-cell office:value-type="float" office:value="0.72969374" calcext:value-type="float">
            <text:p>0.72969374</text:p>
          </table:table-cell>
          <table:table-cell office:value-type="float" office:value="0.79504505" calcext:value-type="float">
            <text:p>0.79504505</text:p>
          </table:table-cell>
          <table:table-cell office:value-type="float" office:value="0.65870307" calcext:value-type="float">
            <text:p>0.65870307</text:p>
          </table:table-cell>
          <table:table-cell office:value-type="float" office:value="0.76050831" calcext:value-type="float">
            <text:p>0.76050831</text:p>
          </table:table-cell>
          <table:table-cell office:value-type="float" office:value="0.81565657" calcext:value-type="float">
            <text:p>0.81565657</text:p>
          </table:table-cell>
          <table:table-cell office:value-type="float" office:value="0.71335927" calcext:value-type="float">
            <text:p>0.71335927</text:p>
          </table:table-cell>
          <table:table-cell office:value-type="float" office:value="0.63923182" calcext:value-type="float">
            <text:p>0.63923182</text:p>
          </table:table-cell>
        </table:table-row>
        <table:table-row table:style-name="ro1">
          <table:table-cell office:value-type="string" calcext:value-type="string">
            <text:p>1000 Estimators</text:p>
          </table:table-cell>
          <table:table-cell office:value-type="float" office:value="0.88" calcext:value-type="float">
            <text:p>0.88</text:p>
          </table:table-cell>
          <table:table-cell office:value-type="float" office:value="0.87153135" calcext:value-type="float">
            <text:p>0.87153135</text:p>
          </table:table-cell>
          <table:table-cell office:value-type="float" office:value="0.5034965" calcext:value-type="float">
            <text:p>0.5034965</text:p>
          </table:table-cell>
          <table:table-cell office:value-type="float" office:value="0.7357775" calcext:value-type="float">
            <text:p>0.7357775</text:p>
          </table:table-cell>
          <table:table-cell office:value-type="float" office:value="0.79716981" calcext:value-type="float">
            <text:p>0.79716981</text:p>
          </table:table-cell>
          <table:table-cell office:value-type="float" office:value="0.70333333" calcext:value-type="float">
            <text:p>0.70333333</text:p>
          </table:table-cell>
          <table:table-cell office:value-type="float" office:value="0.73866924" calcext:value-type="float">
            <text:p>0.73866924</text:p>
          </table:table-cell>
          <table:table-cell office:value-type="float" office:value="0.77892325" calcext:value-type="float">
            <text:p>0.77892325</text:p>
          </table:table-cell>
          <table:table-cell office:value-type="float" office:value="0.72148541" calcext:value-type="float">
            <text:p>0.72148541</text:p>
          </table:table-cell>
          <table:table-cell office:value-type="float" office:value="0.61183261" calcext:value-type="float">
            <text:p>0.611832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3">00/00/0000</text:date>, <text:time style:data-style-name="N2" text:time-value="01:42:36.750322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2T19:22:27.354183031</meta:creation-date>
    <dc:date>2014-11-23T11:52:28.440440979</dc:date>
    <meta:editing-duration>PT1H11M35S</meta:editing-duration>
    <meta:editing-cycles>10</meta:editing-cycles>
    <meta:generator>LibreOffice/4.2.4.2$Linux_X86_64 LibreOffice_project/420m0$Build-2</meta:generator>
    <meta:document-statistic meta:table-count="4" meta:cell-count="21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42cm" svg:y="3.454cm" style:legend-expansion="high" chart:style-name="ch2"/>
        <chart:plot-area chart:style-name="ch3" table:cell-range-address="Precision.A1:Precision.K5" chart:data-source-has-labels="both" svg:x="0.77cm" svg:y="0.855cm" svg:width="10.732cm" svg:height="7.545cm">
          <chartooo:coordinate-region svg:x="1.497cm" svg:y="1.054cm" svg:width="9.911cm" svg:height="6.699cm"/>
          <chart:axis chart:dimension="x" chart:name="primary-x" chart:style-name="ch4" chartooo:axis-type="auto">
            <chartooo:date-scale/>
            <chart:categories table:cell-range-address="Precision.B1:Precision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ecision.B2:Precision.K2" chart:label-cell-address="Precision.A2:Precision.A2" chart:class="chart:line">
            <chart:data-point chart:repeated="10"/>
          </chart:series>
          <chart:series chart:style-name="ch7" chart:values-cell-range-address="Precision.B3:Precision.K3" chart:label-cell-address="Precision.A3:Precision.A3" chart:class="chart:line">
            <chart:data-point chart:repeated="10"/>
          </chart:series>
          <chart:series chart:style-name="ch8" chart:values-cell-range-address="Precision.B4:Precision.K4" chart:label-cell-address="Precision.A4:Precision.A4" chart:class="chart:line">
            <chart:data-point chart:repeated="10"/>
          </chart:series>
          <chart:series chart:style-name="ch9" chart:values-cell-range-address="Precision.B5:Precision.K5" chart:label-cell-address="Precision.A5:Precision.A5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Precision.B1:Precision.K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100 Estimators</text:p>
                <draw:g>
                  <svg:desc>Precision.A2:Precision.A2</svg:desc>
                </draw:g>
              </table:table-cell>
              <table:table-cell office:value-type="float" office:value="0.8003876">
                <text:p>0.8003876</text:p>
                <draw:g>
                  <svg:desc>Precision.B2:Precision.K2</svg:desc>
                </draw:g>
              </table:table-cell>
              <table:table-cell office:value-type="float" office:value="0.77736549">
                <text:p>0.77736549</text:p>
              </table:table-cell>
              <table:table-cell office:value-type="float" office:value="0.68599034">
                <text:p>0.68599034</text:p>
              </table:table-cell>
              <table:table-cell office:value-type="float" office:value="0.74054054">
                <text:p>0.74054054</text:p>
              </table:table-cell>
              <table:table-cell office:value-type="float" office:value="0.75339367">
                <text:p>0.75339367</text:p>
              </table:table-cell>
              <table:table-cell office:value-type="float" office:value="0.73929961">
                <text:p>0.73929961</text:p>
              </table:table-cell>
              <table:table-cell office:value-type="float" office:value="0.68965517">
                <text:p>0.68965517</text:p>
              </table:table-cell>
              <table:table-cell office:value-type="float" office:value="0.85626911">
                <text:p>0.85626911</text:p>
              </table:table-cell>
              <table:table-cell office:value-type="float" office:value="0.68717949">
                <text:p>0.68717949</text:p>
              </table:table-cell>
              <table:table-cell office:value-type="float" office:value="0.640553">
                <text:p>0.640553</text:p>
              </table:table-cell>
            </table:table-row>
            <table:table-row>
              <table:table-cell office:value-type="string">
                <text:p>250 Estimators</text:p>
                <draw:g>
                  <svg:desc>Precision.A3:Precision.A3</svg:desc>
                </draw:g>
              </table:table-cell>
              <table:table-cell office:value-type="float" office:value="0.80582524">
                <text:p>0.80582524</text:p>
                <draw:g>
                  <svg:desc>Precision.B3:Precision.K3</svg:desc>
                </draw:g>
              </table:table-cell>
              <table:table-cell office:value-type="float" office:value="0.76798561">
                <text:p>0.76798561</text:p>
              </table:table-cell>
              <table:table-cell office:value-type="float" office:value="0.75757576">
                <text:p>0.75757576</text:p>
              </table:table-cell>
              <table:table-cell office:value-type="float" office:value="0.80895522">
                <text:p>0.80895522</text:p>
              </table:table-cell>
              <table:table-cell office:value-type="float" office:value="0.74561404">
                <text:p>0.74561404</text:p>
              </table:table-cell>
              <table:table-cell office:value-type="float" office:value="0.8">
                <text:p>0.8</text:p>
              </table:table-cell>
              <table:table-cell office:value-type="float" office:value="0.71455939">
                <text:p>0.71455939</text:p>
              </table:table-cell>
              <table:table-cell office:value-type="float" office:value="0.87566138">
                <text:p>0.87566138</text:p>
              </table:table-cell>
              <table:table-cell office:value-type="float" office:value="0.70676692">
                <text:p>0.70676692</text:p>
              </table:table-cell>
              <table:table-cell office:value-type="float" office:value="0.69680851">
                <text:p>0.69680851</text:p>
              </table:table-cell>
            </table:table-row>
            <table:table-row>
              <table:table-cell office:value-type="string">
                <text:p>500 Estimators</text:p>
                <draw:g>
                  <svg:desc>Precision.A4:Precision.A4</svg:desc>
                </draw:g>
              </table:table-cell>
              <table:table-cell office:value-type="float" office:value="0.81075697">
                <text:p>0.81075697</text:p>
                <draw:g>
                  <svg:desc>Precision.B4:Precision.K4</svg:desc>
                </draw:g>
              </table:table-cell>
              <table:table-cell office:value-type="float" office:value="0.78427788">
                <text:p>0.78427788</text:p>
              </table:table-cell>
              <table:table-cell office:value-type="float" office:value="0.7239819">
                <text:p>0.7239819</text:p>
              </table:table-cell>
              <table:table-cell office:value-type="float" office:value="0.83536585">
                <text:p>0.83536585</text:p>
              </table:table-cell>
              <table:table-cell office:value-type="float" office:value="0.7673913">
                <text:p>0.7673913</text:p>
              </table:table-cell>
              <table:table-cell office:value-type="float" office:value="0.7751004">
                <text:p>0.7751004</text:p>
              </table:table-cell>
              <table:table-cell office:value-type="float" office:value="0.62741935">
                <text:p>0.62741935</text:p>
              </table:table-cell>
              <table:table-cell office:value-type="float" office:value="0.82820513">
                <text:p>0.82820513</text:p>
              </table:table-cell>
              <table:table-cell office:value-type="float" office:value="0.70694087">
                <text:p>0.70694087</text:p>
              </table:table-cell>
              <table:table-cell office:value-type="float" office:value="0.71253823">
                <text:p>0.71253823</text:p>
              </table:table-cell>
            </table:table-row>
            <table:table-row>
              <table:table-cell office:value-type="string">
                <text:p>1000 Estimators</text:p>
                <draw:g>
                  <svg:desc>Precision.A5:Precision.A5</svg:desc>
                </draw:g>
              </table:table-cell>
              <table:table-cell office:value-type="float" office:value="0.83401639">
                <text:p>0.83401639</text:p>
                <draw:g>
                  <svg:desc>Precision.B5:Precision.K5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0.73469388">
                <text:p>0.73469388</text:p>
              </table:table-cell>
              <table:table-cell office:value-type="float" office:value="0.79076087">
                <text:p>0.79076087</text:p>
              </table:table-cell>
              <table:table-cell office:value-type="float" office:value="0.8047619">
                <text:p>0.8047619</text:p>
              </table:table-cell>
              <table:table-cell office:value-type="float" office:value="0.80228137">
                <text:p>0.80228137</text:p>
              </table:table-cell>
              <table:table-cell office:value-type="float" office:value="0.60410095">
                <text:p>0.60410095</text:p>
              </table:table-cell>
              <table:table-cell office:value-type="float" office:value="0.72186837">
                <text:p>0.72186837</text:p>
              </table:table-cell>
              <table:table-cell office:value-type="float" office:value="0.7311828">
                <text:p>0.7311828</text:p>
              </table:table-cell>
              <table:table-cell office:value-type="float" office:value="0.72852234">
                <text:p>0.728522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42cm" svg:y="3.454cm" style:legend-expansion="high" chart:style-name="ch2"/>
        <chart:plot-area chart:style-name="ch3" table:cell-range-address="Recall.A1:Recall.K5" chart:data-source-has-labels="both" svg:x="0.77cm" svg:y="0.855cm" svg:width="10.732cm" svg:height="7.545cm">
          <chartooo:coordinate-region svg:x="1.497cm" svg:y="1.055cm" svg:width="9.911cm" svg:height="6.698cm"/>
          <chart:axis chart:dimension="x" chart:name="primary-x" chart:style-name="ch4" chartooo:axis-type="auto">
            <chartooo:date-scale/>
            <chart:categories table:cell-range-address="Recall.B1:Recall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call.B2:Recall.K2" chart:label-cell-address="Recall.A2:Recall.A2" chart:class="chart:line">
            <chart:data-point chart:repeated="10"/>
          </chart:series>
          <chart:series chart:style-name="ch7" chart:values-cell-range-address="Recall.B3:Recall.K3" chart:label-cell-address="Recall.A3:Recall.A3" chart:class="chart:line">
            <chart:data-point chart:repeated="10"/>
          </chart:series>
          <chart:series chart:style-name="ch8" chart:values-cell-range-address="Recall.B4:Recall.K4" chart:label-cell-address="Recall.A4:Recall.A4" chart:class="chart:line">
            <chart:data-point chart:repeated="10"/>
          </chart:series>
          <chart:series chart:style-name="ch9" chart:values-cell-range-address="Recall.B5:Recall.K5" chart:label-cell-address="Recall.A5:Recall.A5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Recall.B1:Recall.K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100 Estimators</text:p>
                <draw:g>
                  <svg:desc>Recall.A2:Recall.A2</svg:desc>
                </draw:g>
              </table:table-cell>
              <table:table-cell office:value-type="float" office:value="0.94508009">
                <text:p>0.94508009</text:p>
                <draw:g>
                  <svg:desc>Recall.B2:Recall.K2</svg:desc>
                </draw:g>
              </table:table-cell>
              <table:table-cell office:value-type="float" office:value="0.94582393">
                <text:p>0.94582393</text:p>
              </table:table-cell>
              <table:table-cell office:value-type="float" office:value="0.37765957">
                <text:p>0.37765957</text:p>
              </table:table-cell>
              <table:table-cell office:value-type="float" office:value="0.64775414">
                <text:p>0.64775414</text:p>
              </table:table-cell>
              <table:table-cell office:value-type="float" office:value="0.77803738">
                <text:p>0.77803738</text:p>
              </table:table-cell>
              <table:table-cell office:value-type="float" office:value="0.56379822">
                <text:p>0.56379822</text:p>
              </table:table-cell>
              <table:table-cell office:value-type="float" office:value="0.94292804">
                <text:p>0.94292804</text:p>
              </table:table-cell>
              <table:table-cell office:value-type="float" office:value="0.69651741">
                <text:p>0.69651741</text:p>
              </table:table-cell>
              <table:table-cell office:value-type="float" office:value="0.70157068">
                <text:p>0.70157068</text:p>
              </table:table-cell>
              <table:table-cell office:value-type="float" office:value="0.69154229">
                <text:p>0.69154229</text:p>
              </table:table-cell>
            </table:table-row>
            <table:table-row>
              <table:table-cell office:value-type="string">
                <text:p>250 Estimators</text:p>
                <draw:g>
                  <svg:desc>Recall.A3:Recall.A3</svg:desc>
                </draw:g>
              </table:table-cell>
              <table:table-cell office:value-type="float" office:value="0.94965675">
                <text:p>0.94965675</text:p>
                <draw:g>
                  <svg:desc>Recall.B3:Recall.K3</svg:desc>
                </draw:g>
              </table:table-cell>
              <table:table-cell office:value-type="float" office:value="0.96388262">
                <text:p>0.96388262</text:p>
              </table:table-cell>
              <table:table-cell office:value-type="float" office:value="0.46542553">
                <text:p>0.46542553</text:p>
              </table:table-cell>
              <table:table-cell office:value-type="float" office:value="0.64066194">
                <text:p>0.64066194</text:p>
              </table:table-cell>
              <table:table-cell office:value-type="float" office:value="0.79439252">
                <text:p>0.79439252</text:p>
              </table:table-cell>
              <table:table-cell office:value-type="float" office:value="0.62908012">
                <text:p>0.62908012</text:p>
              </table:table-cell>
              <table:table-cell office:value-type="float" office:value="0.92555831">
                <text:p>0.92555831</text:p>
              </table:table-cell>
              <table:table-cell office:value-type="float" office:value="0.82338308">
                <text:p>0.82338308</text:p>
              </table:table-cell>
              <table:table-cell office:value-type="float" office:value="0.7382199">
                <text:p>0.7382199</text:p>
              </table:table-cell>
              <table:table-cell office:value-type="float" office:value="0.65174129">
                <text:p>0.65174129</text:p>
              </table:table-cell>
            </table:table-row>
            <table:table-row>
              <table:table-cell office:value-type="string">
                <text:p>500 Estimators</text:p>
                <draw:g>
                  <svg:desc>Recall.A4:Recall.A4</svg:desc>
                </draw:g>
              </table:table-cell>
              <table:table-cell office:value-type="float" office:value="0.93135011">
                <text:p>0.93135011</text:p>
                <draw:g>
                  <svg:desc>Recall.B4:Recall.K4</svg:desc>
                </draw:g>
              </table:table-cell>
              <table:table-cell office:value-type="float" office:value="0.96839729">
                <text:p>0.96839729</text:p>
              </table:table-cell>
              <table:table-cell office:value-type="float" office:value="0.42553191">
                <text:p>0.42553191</text:p>
              </table:table-cell>
              <table:table-cell office:value-type="float" office:value="0.64775414">
                <text:p>0.64775414</text:p>
              </table:table-cell>
              <table:table-cell office:value-type="float" office:value="0.82476636">
                <text:p>0.82476636</text:p>
              </table:table-cell>
              <table:table-cell office:value-type="float" office:value="0.5727003">
                <text:p>0.5727003</text:p>
              </table:table-cell>
              <table:table-cell office:value-type="float" office:value="0.96526055">
                <text:p>0.96526055</text:p>
              </table:table-cell>
              <table:table-cell office:value-type="float" office:value="0.80348259">
                <text:p>0.80348259</text:p>
              </table:table-cell>
              <table:table-cell office:value-type="float" office:value="0.71989529">
                <text:p>0.71989529</text:p>
              </table:table-cell>
              <table:table-cell office:value-type="float" office:value="0.57960199">
                <text:p>0.57960199</text:p>
              </table:table-cell>
            </table:table-row>
            <table:table-row>
              <table:table-cell office:value-type="string">
                <text:p>1000 Estimators</text:p>
                <draw:g>
                  <svg:desc>Recall.A5:Recall.A5</svg:desc>
                </draw:g>
              </table:table-cell>
              <table:table-cell office:value-type="float" office:value="0.93135011">
                <text:p>0.93135011</text:p>
                <draw:g>
                  <svg:desc>Recall.B5:Recall.K5</svg:desc>
                </draw:g>
              </table:table-cell>
              <table:table-cell office:value-type="float" office:value="0.95711061">
                <text:p>0.95711061</text:p>
              </table:table-cell>
              <table:table-cell office:value-type="float" office:value="0.38297872">
                <text:p>0.38297872</text:p>
              </table:table-cell>
              <table:table-cell office:value-type="float" office:value="0.68794326">
                <text:p>0.68794326</text:p>
              </table:table-cell>
              <table:table-cell office:value-type="float" office:value="0.78971963">
                <text:p>0.78971963</text:p>
              </table:table-cell>
              <table:table-cell office:value-type="float" office:value="0.62611276">
                <text:p>0.62611276</text:p>
              </table:table-cell>
              <table:table-cell office:value-type="float" office:value="0.95037221">
                <text:p>0.95037221</text:p>
              </table:table-cell>
              <table:table-cell office:value-type="float" office:value="0.84577114">
                <text:p>0.84577114</text:p>
              </table:table-cell>
              <table:table-cell office:value-type="float" office:value="0.71204188">
                <text:p>0.71204188</text:p>
              </table:table-cell>
              <table:table-cell office:value-type="float" office:value="0.52736318">
                <text:p>0.527363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42cm" svg:y="3.454cm" style:legend-expansion="high" chart:style-name="ch2"/>
        <chart:plot-area chart:style-name="ch3" table:cell-range-address="Support.A1:Support.K5" chart:data-source-has-labels="both" svg:x="0.77cm" svg:y="0.855cm" svg:width="10.732cm" svg:height="7.545cm">
          <chartooo:coordinate-region svg:x="1.577cm" svg:y="1.054cm" svg:width="9.832cm" svg:height="6.699cm"/>
          <chart:axis chart:dimension="x" chart:name="primary-x" chart:style-name="ch4" chartooo:axis-type="auto">
            <chartooo:date-scale/>
            <chart:categories table:cell-range-address="Support.B1:Support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pport.B2:Support.K2" chart:label-cell-address="Support.A2:Support.A2" chart:class="chart:line">
            <chart:data-point chart:repeated="10"/>
          </chart:series>
          <chart:series chart:style-name="ch7" chart:values-cell-range-address="Support.B3:Support.K3" chart:label-cell-address="Support.A3:Support.A3" chart:class="chart:line">
            <chart:data-point chart:repeated="10"/>
          </chart:series>
          <chart:series chart:style-name="ch8" chart:values-cell-range-address="Support.B4:Support.K4" chart:label-cell-address="Support.A4:Support.A4" chart:class="chart:line">
            <chart:data-point chart:repeated="10"/>
          </chart:series>
          <chart:series chart:style-name="ch9" chart:values-cell-range-address="Support.B5:Support.K5" chart:label-cell-address="Support.A5:Support.A5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upport.B1:Support.K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100 Estimators</text:p>
                <draw:g>
                  <svg:desc>Support.A2:Support.A2</svg:desc>
                </draw:g>
              </table:table-cell>
              <table:table-cell office:value-type="float" office:value="437">
                <text:p>437</text:p>
                <draw:g>
                  <svg:desc>Support.B2:Support.K2</svg:desc>
                </draw:g>
              </table:table-cell>
              <table:table-cell office:value-type="float" office:value="443">
                <text:p>443</text:p>
              </table:table-cell>
              <table:table-cell office:value-type="float" office:value="376">
                <text:p>376</text:p>
              </table:table-cell>
              <table:table-cell office:value-type="float" office:value="423">
                <text:p>423</text:p>
              </table:table-cell>
              <table:table-cell office:value-type="float" office:value="428">
                <text:p>428</text:p>
              </table:table-cell>
              <table:table-cell office:value-type="float" office:value="337">
                <text:p>337</text:p>
              </table:table-cell>
              <table:table-cell office:value-type="float" office:value="403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382">
                <text:p>38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50 Estimators</text:p>
                <draw:g>
                  <svg:desc>Support.A3:Support.A3</svg:desc>
                </draw:g>
              </table:table-cell>
              <table:table-cell office:value-type="float" office:value="437">
                <text:p>437</text:p>
                <draw:g>
                  <svg:desc>Support.B3:Support.K3</svg:desc>
                </draw:g>
              </table:table-cell>
              <table:table-cell office:value-type="float" office:value="443">
                <text:p>443</text:p>
              </table:table-cell>
              <table:table-cell office:value-type="float" office:value="376">
                <text:p>376</text:p>
              </table:table-cell>
              <table:table-cell office:value-type="float" office:value="423">
                <text:p>423</text:p>
              </table:table-cell>
              <table:table-cell office:value-type="float" office:value="428">
                <text:p>428</text:p>
              </table:table-cell>
              <table:table-cell office:value-type="float" office:value="337">
                <text:p>337</text:p>
              </table:table-cell>
              <table:table-cell office:value-type="float" office:value="403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382">
                <text:p>38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500 Estimators</text:p>
                <draw:g>
                  <svg:desc>Support.A4:Support.A4</svg:desc>
                </draw:g>
              </table:table-cell>
              <table:table-cell office:value-type="float" office:value="437">
                <text:p>437</text:p>
                <draw:g>
                  <svg:desc>Support.B4:Support.K4</svg:desc>
                </draw:g>
              </table:table-cell>
              <table:table-cell office:value-type="float" office:value="443">
                <text:p>443</text:p>
              </table:table-cell>
              <table:table-cell office:value-type="float" office:value="376">
                <text:p>376</text:p>
              </table:table-cell>
              <table:table-cell office:value-type="float" office:value="423">
                <text:p>423</text:p>
              </table:table-cell>
              <table:table-cell office:value-type="float" office:value="428">
                <text:p>428</text:p>
              </table:table-cell>
              <table:table-cell office:value-type="float" office:value="337">
                <text:p>337</text:p>
              </table:table-cell>
              <table:table-cell office:value-type="float" office:value="403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382">
                <text:p>38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000 Estimators</text:p>
                <draw:g>
                  <svg:desc>Support.A5:Support.A5</svg:desc>
                </draw:g>
              </table:table-cell>
              <table:table-cell office:value-type="float" office:value="437">
                <text:p>437</text:p>
                <draw:g>
                  <svg:desc>Support.B5:Support.K5</svg:desc>
                </draw:g>
              </table:table-cell>
              <table:table-cell office:value-type="float" office:value="443">
                <text:p>443</text:p>
              </table:table-cell>
              <table:table-cell office:value-type="float" office:value="376">
                <text:p>376</text:p>
              </table:table-cell>
              <table:table-cell office:value-type="float" office:value="423">
                <text:p>423</text:p>
              </table:table-cell>
              <table:table-cell office:value-type="float" office:value="428">
                <text:p>428</text:p>
              </table:table-cell>
              <table:table-cell office:value-type="float" office:value="337">
                <text:p>337</text:p>
              </table:table-cell>
              <table:table-cell office:value-type="float" office:value="403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382">
                <text:p>382</text:p>
              </table:table-cell>
              <table:table-cell office:value-type="float" office:value="402">
                <text:p>4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42cm" svg:y="3.454cm" style:legend-expansion="high" chart:style-name="ch2"/>
        <chart:plot-area chart:style-name="ch3" table:cell-range-address="Fscore.A1:Fscore.K5" chart:data-source-has-labels="both" svg:x="0.77cm" svg:y="0.855cm" svg:width="10.732cm" svg:height="7.545cm">
          <chartooo:coordinate-region svg:x="1.497cm" svg:y="1.054cm" svg:width="9.911cm" svg:height="6.699cm"/>
          <chart:axis chart:dimension="x" chart:name="primary-x" chart:style-name="ch4" chartooo:axis-type="auto">
            <chartooo:date-scale/>
            <chart:categories table:cell-range-address="Fscore.B1:Fscore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score.B2:Fscore.K2" chart:label-cell-address="Fscore.A2:Fscore.A2" chart:class="chart:line">
            <chart:data-point chart:repeated="10"/>
          </chart:series>
          <chart:series chart:style-name="ch7" chart:values-cell-range-address="Fscore.B3:Fscore.K3" chart:label-cell-address="Fscore.A3:Fscore.A3" chart:class="chart:line">
            <chart:data-point chart:repeated="10"/>
          </chart:series>
          <chart:series chart:style-name="ch8" chart:values-cell-range-address="Fscore.B4:Fscore.K4" chart:label-cell-address="Fscore.A4:Fscore.A4" chart:class="chart:line">
            <chart:data-point chart:repeated="10"/>
          </chart:series>
          <chart:series chart:style-name="ch9" chart:values-cell-range-address="Fscore.B5:Fscore.K5" chart:label-cell-address="Fscore.A5:Fscore.A5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score.B1:Fscore.K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100 Estimators</text:p>
                <draw:g>
                  <svg:desc>Fscore.A2:Fscore.A2</svg:desc>
                </draw:g>
              </table:table-cell>
              <table:table-cell office:value-type="float" office:value="0.86673662">
                <text:p>0.86673662</text:p>
                <draw:g>
                  <svg:desc>Fscore.B2:Fscore.K2</svg:desc>
                </draw:g>
              </table:table-cell>
              <table:table-cell office:value-type="float" office:value="0.85336049">
                <text:p>0.85336049</text:p>
              </table:table-cell>
              <table:table-cell office:value-type="float" office:value="0.48713551">
                <text:p>0.48713551</text:p>
              </table:table-cell>
              <table:table-cell office:value-type="float" office:value="0.69104666">
                <text:p>0.69104666</text:p>
              </table:table-cell>
              <table:table-cell office:value-type="float" office:value="0.76551724">
                <text:p>0.76551724</text:p>
              </table:table-cell>
              <table:table-cell office:value-type="float" office:value="0.63973064">
                <text:p>0.63973064</text:p>
              </table:table-cell>
              <table:table-cell office:value-type="float" office:value="0.7966457">
                <text:p>0.7966457</text:p>
              </table:table-cell>
              <table:table-cell office:value-type="float" office:value="0.76817558">
                <text:p>0.76817558</text:p>
              </table:table-cell>
              <table:table-cell office:value-type="float" office:value="0.69430052">
                <text:p>0.69430052</text:p>
              </table:table-cell>
              <table:table-cell office:value-type="float" office:value="0.66507177">
                <text:p>0.66507177</text:p>
              </table:table-cell>
            </table:table-row>
            <table:table-row>
              <table:table-cell office:value-type="string">
                <text:p>250 Estimators</text:p>
                <draw:g>
                  <svg:desc>Fscore.A3:Fscore.A3</svg:desc>
                </draw:g>
              </table:table-cell>
              <table:table-cell office:value-type="float" office:value="0.87184874">
                <text:p>0.87184874</text:p>
                <draw:g>
                  <svg:desc>Fscore.B3:Fscore.K3</svg:desc>
                </draw:g>
              </table:table-cell>
              <table:table-cell office:value-type="float" office:value="0.85485485">
                <text:p>0.85485485</text:p>
              </table:table-cell>
              <table:table-cell office:value-type="float" office:value="0.57660626">
                <text:p>0.57660626</text:p>
              </table:table-cell>
              <table:table-cell office:value-type="float" office:value="0.71503958">
                <text:p>0.71503958</text:p>
              </table:table-cell>
              <table:table-cell office:value-type="float" office:value="0.76923077">
                <text:p>0.76923077</text:p>
              </table:table-cell>
              <table:table-cell office:value-type="float" office:value="0.70431894">
                <text:p>0.70431894</text:p>
              </table:table-cell>
              <table:table-cell office:value-type="float" office:value="0.80648649">
                <text:p>0.80648649</text:p>
              </table:table-cell>
              <table:table-cell office:value-type="float" office:value="0.84871795">
                <text:p>0.84871795</text:p>
              </table:table-cell>
              <table:table-cell office:value-type="float" office:value="0.72215109">
                <text:p>0.72215109</text:p>
              </table:table-cell>
              <table:table-cell office:value-type="float" office:value="0.67352185">
                <text:p>0.67352185</text:p>
              </table:table-cell>
            </table:table-row>
            <table:table-row>
              <table:table-cell office:value-type="string">
                <text:p>500 Estimators</text:p>
                <draw:g>
                  <svg:desc>Fscore.A4:Fscore.A4</svg:desc>
                </draw:g>
              </table:table-cell>
              <table:table-cell office:value-type="float" office:value="0.86687966">
                <text:p>0.86687966</text:p>
                <draw:g>
                  <svg:desc>Fscore.B4:Fscore.K4</svg:desc>
                </draw:g>
              </table:table-cell>
              <table:table-cell office:value-type="float" office:value="0.86666667">
                <text:p>0.86666667</text:p>
              </table:table-cell>
              <table:table-cell office:value-type="float" office:value="0.5360134">
                <text:p>0.5360134</text:p>
              </table:table-cell>
              <table:table-cell office:value-type="float" office:value="0.72969374">
                <text:p>0.72969374</text:p>
              </table:table-cell>
              <table:table-cell office:value-type="float" office:value="0.79504505">
                <text:p>0.79504505</text:p>
              </table:table-cell>
              <table:table-cell office:value-type="float" office:value="0.65870307">
                <text:p>0.65870307</text:p>
              </table:table-cell>
              <table:table-cell office:value-type="float" office:value="0.76050831">
                <text:p>0.76050831</text:p>
              </table:table-cell>
              <table:table-cell office:value-type="float" office:value="0.81565657">
                <text:p>0.81565657</text:p>
              </table:table-cell>
              <table:table-cell office:value-type="float" office:value="0.71335927">
                <text:p>0.71335927</text:p>
              </table:table-cell>
              <table:table-cell office:value-type="float" office:value="0.63923182">
                <text:p>0.63923182</text:p>
              </table:table-cell>
            </table:table-row>
            <table:table-row>
              <table:table-cell office:value-type="string">
                <text:p>1000 Estimators</text:p>
                <draw:g>
                  <svg:desc>Fscore.A5:Fscore.A5</svg:desc>
                </draw:g>
              </table:table-cell>
              <table:table-cell office:value-type="float" office:value="0.88">
                <text:p>0.88</text:p>
                <draw:g>
                  <svg:desc>Fscore.B5:Fscore.K5</svg:desc>
                </draw:g>
              </table:table-cell>
              <table:table-cell office:value-type="float" office:value="0.87153135">
                <text:p>0.87153135</text:p>
              </table:table-cell>
              <table:table-cell office:value-type="float" office:value="0.5034965">
                <text:p>0.5034965</text:p>
              </table:table-cell>
              <table:table-cell office:value-type="float" office:value="0.7357775">
                <text:p>0.7357775</text:p>
              </table:table-cell>
              <table:table-cell office:value-type="float" office:value="0.79716981">
                <text:p>0.79716981</text:p>
              </table:table-cell>
              <table:table-cell office:value-type="float" office:value="0.70333333">
                <text:p>0.70333333</text:p>
              </table:table-cell>
              <table:table-cell office:value-type="float" office:value="0.73866924">
                <text:p>0.73866924</text:p>
              </table:table-cell>
              <table:table-cell office:value-type="float" office:value="0.77892325">
                <text:p>0.77892325</text:p>
              </table:table-cell>
              <table:table-cell office:value-type="float" office:value="0.72148541">
                <text:p>0.72148541</text:p>
              </table:table-cell>
              <table:table-cell office:value-type="float" office:value="0.61183261">
                <text:p>0.611832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